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Info.computeFields( Class &lt; ? &gt; clazz , Type type , PropertyNamingStrategy propertyNamingStrategy , List &lt; FieldInfo &gt; fieldList , Field [ ] field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avaBeanInfo.getField( List &lt; FieldInfo &gt; fieldList , String propert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BeanInfo.getBuilderClass( Class &lt; ? &gt; clazz , JSON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BeanInfo.getDefaultConstructor( Class &lt; ? &gt; clazz , final Constructor &lt; ? &gt; [ ] constructo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BeanInfo.add( List &lt; FieldInfo &gt; fieldList , FieldInfo fie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vaBeanInfo.buildGenericInfo( Class &lt; ? &gt; clazz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vaBeanInfo.JavaBeanInfo( Class &lt; ? &gt; clazz , Class &lt; ? &gt; builderClass , Constructor &lt; ? &gt; defaultConstructor , Constructor &lt; ? &gt; creatorConstructor , Method factoryMethod , Method buildMethod , JSONType jsonType , List &lt; FieldInfo &gt; fieldLis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JavaBeanInfo.getFactoryMethod( Class &lt; ? &gt; clazz , Method [ ] methods , boolean jacksonCompatib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vaBeanInfo.build( Class &lt; ? &gt; clazz , Type type , PropertyNamingStrategy property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Info.getBuilderClass( JSON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Info.getCreatorConstructor( Constructor [ ] constructo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BeanInfo.build( Class &lt; ? &gt; clazz , Type type , PropertyNamingStrategy propertyNamingStrategy , boolean fieldBased , boolean compatibleWithJavaBean , boolean jacksonCompatible )</text:p>
          </table:table-cell>
          <table:table-cell office:value-type="float" office:value="198">
            <text:p text:style-name="Table_20_Contents">198</text:p>
          </table:table-cell>
          <table:table-cell office:value-type="float" office:value="185">
            <text:p text:style-name="Table_20_Contents">185</text:p>
          </table:table-cell>
          <table:table-cell office:value-type="float" office:value="555">
            <text:p text:style-name="Table_20_Contents">555</text:p>
          </table:table-cell>
        </table:table-row>
        <table:table-row>
          <table:table-cell office:value-type="string">
            <text:p text:style-name="Table_20_Contents">JavaBeanInfo.build( Class &lt; ? &gt; clazz , Type type , PropertyNamingStrategy propertyNamingStrategy , boolean fieldBased , boolean compatibleWithJava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